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704D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b2b2b2" draw:marker-start-width="0.05cm" draw:marker-end-width="0.05cm" draw:fill="none" draw:textarea-vertical-align="middle" draw:color-mode="standard" draw:luminance="0%" draw:contrast="0%" draw:gamma="100%" draw:red="0%" draw:green="0%" draw:blue="0%" fo:clip="rect(0cm, 0cm, 0cm, 18.045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3" style:family="graphic" style:parent-style-name="standard">
      <style:graphic-properties draw:stroke="solid" svg:stroke-color="#ff3333" draw:fill="solid" draw:fill-color="#ffffff" fo:min-height="1.45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65cm" fo:min-width="0.7cm"/>
    </style:style>
    <style:style style:name="gr6" style:family="graphic" style:parent-style-name="standard">
      <style:graphic-properties draw:stroke="solid" svg:stroke-color="#ff3333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0.2cm"/>
    </style:style>
    <style:style style:name="gr8" style:family="graphic" style:parent-style-name="standard">
      <style:graphic-properties draw:stroke="solid" svg:stroke-color="#ff3333" draw:fill="none" draw:fill-color="#ffffff" fo:min-height="2.16cm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9.046cm" svg:height="20.319cm" svg:x="9.477cm" svg:y="0.341cm">
          <draw:image xlink:href="Pictures/10000201000004000000030027704DA0.png" xlink:type="simple" xlink:show="embed" xlink:actuate="onLoad">
            <text:p/>
          </draw:image>
        </draw:frame>
        <draw:custom-shape draw:style-name="gr2" draw:text-style-name="P1" xml:id="id2" draw:id="id2" draw:layer="measurelines" svg:width="0.8cm" svg:height="0.8cm" svg:x="16.8cm" svg:y="3.2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measurelines" svg:width="7.4cm" svg:height="1.7cm" svg:x="19cm" svg:y="1.4cm">
          <draw:text-box>
            <text:p>サイドバーを閉じるには</text:p>
            <text:p>[☓]をクリックします。</text:p>
          </draw:text-box>
        </draw:frame>
        <draw:connector draw:style-name="gr4" draw:text-style-name="P1" draw:layer="measurelines" svg:x1="19cm" svg:y1="2.25cm" svg:x2="17.2cm" svg:y2="3.2cm" draw:start-shape="id1" draw:end-shape="id2" draw:end-glue-point="0" svg:d="M19000 2250h-1800v950" svg:viewBox="0 0 1801 951">
          <text:p/>
        </draw:connector>
        <draw:custom-shape draw:style-name="gr5" draw:text-style-name="P1" xml:id="id3" draw:id="id3" draw:layer="measurelines" svg:width="1.2cm" svg:height="3.9cm" svg:x="17.4cm" svg:y="4.2cm">
          <text:p/>
          <draw:enhanced-geometry svg:viewBox="0 0 21600 21600" draw:type="rectangle" draw:enhanced-path="M 0 0 L 21600 0 21600 21600 0 21600 0 0 Z N"/>
        </draw:custom-shape>
        <draw:frame draw:style-name="gr6" xml:id="id4" draw:id="id4" draw:layer="measurelines" svg:width="8.757cm" svg:height="2.156cm" svg:x="18.701cm" svg:y="8.8cm">
          <draw:text-box>
            <text:p>機能を切り替える場合や</text:p>
            <text:p>閉じたサイドバーを表示する</text:p>
            <text:p>場合にクリックします。</text:p>
          </draw:text-box>
        </draw:frame>
        <draw:connector draw:style-name="gr4" draw:text-style-name="P1" draw:layer="measurelines" svg:x1="18.6cm" svg:y1="6.15cm" svg:x2="23.079cm" svg:y2="8.8cm" draw:start-shape="id3" draw:start-glue-point="1" draw:end-shape="id4" svg:d="M18600 6150h4479v2650" svg:viewBox="0 0 4480 2651">
          <text:p/>
        </draw:connector>
        <draw:custom-shape draw:style-name="gr7" draw:text-style-name="P1" xml:id="id6" draw:id="id6" draw:layer="measurelines" svg:width="0.7cm" svg:height="1.7cm" svg:x="10.1cm" svg:y="10.8cm">
          <text:p/>
          <draw:enhanced-geometry svg:viewBox="0 0 21600 21600" draw:type="rectangle" draw:enhanced-path="M 0 0 L 21600 0 21600 21600 0 21600 0 0 Z N"/>
        </draw:custom-shape>
        <draw:frame draw:style-name="gr8" xml:id="id5" draw:id="id5" draw:layer="measurelines" svg:width="8.6cm" svg:height="2.41cm" svg:x="0.5cm" svg:y="7.1cm">
          <draw:text-box>
            <text:p>ボタンも含めて非表示にする場合は、[非表示]ボタンを押します</text:p>
          </draw:text-box>
        </draw:frame>
        <draw:connector draw:style-name="gr9" draw:text-style-name="P1" draw:layer="measurelines" svg:x1="4.8cm" svg:y1="9.51cm" svg:x2="10.1cm" svg:y2="11.65cm" draw:start-shape="id5" draw:start-glue-point="2" draw:end-shape="id6" draw:end-glue-point="3" svg:d="M4800 9510v2140h5300" svg:viewBox="0 0 5301 21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20:50:06.630507986</meta:creation-date>
    <meta:editing-duration>PT19M16S</meta:editing-duration>
    <meta:editing-cycles>4</meta:editing-cycles>
    <meta:generator>LibreOffice/4.3.3.2$Linux_X86_64 LibreOffice_project/430m0$Build-2</meta:generator>
    <dc:title>screenshot-template</dc:title>
    <meta:initial-creator>NOGATA Jun</meta:initial-creator>
    <dc:date>2014-11-05T21:52:37.537109042</dc:date>
    <dc:creator>NOGATA Jun</dc:creator>
    <meta:document-statistic meta:object-count="10"/>
    <meta:template xlink:type="simple" xlink:actuate="onRequest" xlink:title="screenshot-template" xlink:href="../../../../.config/libreoffice/4/user/template/screenshot-template.otg" meta:date="2014-11-05T20:50:06.105746923"/>
  </office:meta>
</office:document-meta>
</file>